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ce546" officeooo:paragraph-rsid="001ce546"/>
    </style:style>
    <style:style style:name="P2" style:family="paragraph" style:parent-style-name="Standard">
      <style:paragraph-properties fo:text-align="justify" style:justify-single-word="false"/>
      <style:text-properties officeooo:rsid="00242277" officeooo:paragraph-rsid="00242277"/>
    </style:style>
    <style:style style:name="P3" style:family="paragraph" style:parent-style-name="Table_20_Contents">
      <style:paragraph-properties fo:text-align="justify" style:justify-single-word="false"/>
      <style:text-properties officeooo:rsid="001ce546" officeooo:paragraph-rsid="001ce546"/>
    </style:style>
    <style:style style:name="P4" style:family="paragraph" style:parent-style-name="Table_20_Contents">
      <style:paragraph-properties fo:text-align="justify" style:justify-single-word="false"/>
      <style:text-properties officeooo:rsid="00254026" officeooo:paragraph-rsid="00254026"/>
    </style:style>
    <style:style style:name="P5" style:family="paragraph" style:parent-style-name="Standard">
      <style:paragraph-properties fo:text-align="justify" style:justify-single-word="false"/>
      <style:text-properties officeooo:rsid="001ce546" officeooo:paragraph-rsid="001ce546"/>
    </style:style>
    <style:style style:name="P6" style:family="paragraph" style:parent-style-name="Standard">
      <style:paragraph-properties fo:text-align="center" style:justify-single-word="false"/>
      <style:text-properties officeooo:rsid="001ce546" officeooo:paragraph-rsid="001ce546"/>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ce546" officeooo:paragraph-rsid="001ce546" style:font-weight-asian="bold" style:font-weight-complex="bold"/>
    </style:style>
    <style:style style:name="P8" style:family="paragraph" style:parent-style-name="Standard">
      <style:paragraph-properties fo:text-align="justify" style:justify-single-word="false"/>
      <style:text-properties fo:color="#ce181e" fo:font-weight="bold" officeooo:rsid="001ed4ad" officeooo:paragraph-rsid="001ed4ad" style:font-weight-asian="bold" style:font-weight-complex="bold"/>
    </style:style>
    <style:style style:name="P9" style:family="paragraph" style:parent-style-name="Standard">
      <style:paragraph-properties fo:text-align="center" style:justify-single-word="false"/>
      <style:text-properties officeooo:rsid="001ce546" officeooo:paragraph-rsid="001ce546" fo:background-color="#ef413d"/>
    </style:style>
    <style:style style:name="P10" style:family="paragraph" style:parent-style-name="Table_20_Contents">
      <style:paragraph-properties fo:text-align="justify" style:justify-single-word="false"/>
      <style:text-properties officeooo:rsid="001ce546" officeooo:paragraph-rsid="001ce546"/>
    </style:style>
    <style:style style:name="P11" style:family="paragraph" style:parent-style-name="Table_20_Contents">
      <style:paragraph-properties fo:text-align="justify" style:justify-single-word="false"/>
      <style:text-properties officeooo:rsid="001ce546" officeooo:paragraph-rsid="0029f4d1"/>
    </style:style>
    <style:style style:name="P12" style:family="paragraph" style:parent-style-name="Table_20_Contents">
      <style:paragraph-properties fo:text-align="justify" style:justify-single-word="false"/>
      <style:text-properties officeooo:paragraph-rsid="002c6bc3"/>
    </style:style>
    <style:style style:name="P13" style:family="paragraph" style:parent-style-name="Table_20_Contents">
      <style:paragraph-properties fo:text-align="justify" style:justify-single-word="false"/>
      <style:text-properties style:text-underline-style="solid" style:text-underline-width="auto" style:text-underline-color="font-color" fo:font-weight="bold" officeooo:rsid="001ce546" officeooo:paragraph-rsid="0029f4d1" style:font-weight-asian="bold" style:font-weight-complex="bold"/>
    </style:style>
    <style:style style:name="P14" style:family="paragraph" style:parent-style-name="Table_20_Contents">
      <style:paragraph-properties fo:text-align="justify" style:justify-single-word="false"/>
      <style:text-properties style:text-underline-style="solid" style:text-underline-width="auto" style:text-underline-color="font-color" fo:font-weight="bold" officeooo:rsid="001ce546" officeooo:paragraph-rsid="001ce546" style:font-weight-asian="bold" style:font-weight-complex="bold"/>
    </style:style>
    <style:style style:name="P15" style:family="paragraph" style:parent-style-name="Table_20_Contents">
      <style:paragraph-properties fo:text-align="justify" style:justify-single-word="false"/>
      <style:text-properties style:text-underline-style="solid" style:text-underline-width="auto" style:text-underline-color="font-color" fo:font-weight="bold" officeooo:rsid="001ce546" officeooo:paragraph-rsid="002c837d" style:font-weight-asian="bold" style:font-weight-complex="bold"/>
    </style:style>
    <style:style style:name="P16" style:family="paragraph" style:parent-style-name="Table_20_Contents">
      <style:paragraph-properties fo:text-align="justify" style:justify-single-word="false"/>
      <style:text-properties officeooo:rsid="0029f4d1" officeooo:paragraph-rsid="0029f4d1"/>
    </style:style>
    <style:style style:name="P17" style:family="paragraph" style:parent-style-name="Table_20_Contents">
      <style:paragraph-properties fo:text-align="justify" style:justify-single-word="false"/>
      <style:text-properties fo:color="#ce181e" officeooo:rsid="001ce546" officeooo:paragraph-rsid="001ce546"/>
    </style:style>
    <style:style style:name="P18" style:family="paragraph" style:parent-style-name="Table_20_Contents">
      <style:paragraph-properties fo:text-align="justify" style:justify-single-word="false"/>
      <style:text-properties fo:color="#ce181e" fo:font-weight="bold" officeooo:rsid="001ed4ad" officeooo:paragraph-rsid="001ed4ad" style:font-weight-asian="bold" style:font-weight-complex="bold"/>
    </style:style>
    <style:style style:name="P19" style:family="paragraph" style:parent-style-name="Preformatted_20_Text">
      <style:paragraph-properties fo:text-align="justify" style:justify-single-word="false"/>
      <style:text-properties officeooo:rsid="001ce546" officeooo:paragraph-rsid="001ce546"/>
    </style:style>
    <style:style style:name="T1" style:family="text">
      <style:text-properties officeooo:rsid="0029f4d1"/>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9f4d1" style:font-weight-asian="bold" style:font-weight-complex="bold"/>
    </style:style>
    <style:style style:name="T5" style:family="text">
      <style:text-properties officeooo:rsid="002af497"/>
    </style:style>
    <style:style style:name="T6" style:family="text">
      <style:text-properties fo:color="#182f7c" style:font-name="Abyssinica SIL" fo:font-size="13pt" fo:font-weight="bold" fo:background-color="#ef413d" loext:char-shading-value="0" style:font-size-asian="13pt" style:font-weight-asian="bold" style:font-size-complex="13pt" style:font-weight-complex="bold"/>
    </style:style>
    <style:style style:name="T7" style:family="text">
      <style:text-properties officeooo:rsid="002c6bc3"/>
    </style:style>
    <style:style style:name="T8" style:family="text">
      <style:text-properties officeooo:rsid="002c837d"/>
    </style:style>
    <style:style style:name="T9" style:family="text">
      <style:text-properties style:text-underline-style="solid" style:text-underline-width="auto" style:text-underline-color="font-color"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text:span text:style-name="T6">Markdown </text:span></text:p>
      <text:p text:style-name="P9"/>
      <text:p text:style-name="P8">UNIX</text:p>
      <text:p text:style-name="P1"/>
      <text:p text:style-name="P7">-<text:span text:style-name="T5">Connaître</text:span> l'architecture des dossiers du système Linux </text:p>
      <text:p text:style-name="P1"/>
      <text:p text:style-name="P2">en allant à la racine avec cd ,, on arrive à cela :</text:p>
      <text:p text:style-name="P1">ikramb@ikramb-Swift-SF314-41:/$ ls</text:p>
      <text:p text:style-name="P2">et on peut trouver différents dossiers du système linux comme bin, boot, cdrom, dev etc</text:p>
      <text:p text:style-name="P1"/>
      <text:p text:style-name="P13">-Savoir gérer les droits (sudo, chown, chmod)</text:p>
      <text:p text:style-name="P11"><text:line-break/>La commande <text:span text:style-name="T2">chmod</text:span> sert à changer les permissions de lecture d'écriture et d'execution d'un fichier ou d'un dossier, <text:span text:style-name="T1">en donnant</text:span> plus de droits sur la cible indiquée, <text:span text:style-name="T1">ou en</text:span> en enlevant.</text:p>
      <text:p text:style-name="P3"><text:span text:style-name="T3">C</text:span><text:span text:style-name="T4">h</text:span><text:span text:style-name="T3">own</text:span> permet de modifier le propriétaire d'un fichier</text:p>
      <text:p text:style-name="P11"><text:span text:style-name="T1">Sudo donne tous les droit d’acces à l’utilisateur</text:span></text:p>
      <text:p text:style-name="P3"/>
      <text:p text:style-name="P14">-Savoir gérer les paquets et mettre à jour le système </text:p>
      <text:p text:style-name="P19">sudo apt-get update</text:p>
      <text:p text:style-name="P12"><text:span text:style-name="T7">cette commande permet de mettre à jour le systeme et les paquets disponible, il y a aussi des commandes </text:span>sudo apt-get upgrade <text:span text:style-name="T7">qui permet d’ajouter des paquet plus récent par éxemple</text:span></text:p>
      <text:p text:style-name="P12"/>
      <text:p text:style-name="P3"/>
      <text:p text:style-name="P18">Git</text:p>
      <text:p text:style-name="P14"/>
      <text:p text:style-name="P14">-Faire relire mon code à mon équipe avec une pull request</text:p>
      <text:p text:style-name="P4">on <text:span text:style-name="T1">add et commit les changements et ensuite on va sur git hub et on fait une pull request pour faire relire son code ou le valider (c’est ce que l’on fait en c moment avec le projet) les pull request apparaissent sur github</text:span></text:p>
      <text:p text:style-name="P3"/>
      <text:p text:style-name="P17"/>
      <text:p text:style-name="P18">Intégration </text:p>
      <text:p text:style-name="P17"/>
      <text:p text:style-name="P14">-Connaître les bonnes pratiques pour rendre un site responsive </text:p>
      <text:p text:style-name="P16">Il faut modifier le css et plus précisément les médias queries <text:span text:style-name="T5">( pour la résolutions d’écran)</text:span> pour que le site soit adaptable aussi bien aux à tout les écrans aussi bien les tablettes,téléphones et ordinateurs</text:p>
      <text:p text:style-name="P3"/>
      <text:p text:style-name="P3"/>
      <text:p text:style-name="P18">React </text:p>
      <text:p text:style-name="P3"/>
      <text:p text:style-name="P14">-Savoir implémenter un routing </text:p>
      <text:p text:style-name="P16">pour implémenter un routing il faut utiliser Switch, Link et Route <text:span text:style-name="T7">( et path qui va permettre de donner des chemins au route)</text:span></text:p>
      <text:p text:style-name="P3">Le routing permet de naviguer d'une page à une autre sur un site web,</text:p>
      <text:p text:style-name="P14"/>
      <text:p text:style-name="P14">-Utiliser l'affichage conditionnel en JSX </text:p>
      <text:p text:style-name="P16">l’affichage conditionnel en JSX est le mélange de Javascript et HTML,<text:span text:style-name="T8">c’est une éxtension de Javascript</text:span></text:p>
      <text:p text:style-name="P3"><text:span text:style-name="T9"/></text:p>
      <text:p text:style-name="P14"/>
      <text:p text:style-name="P1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21:37:59.552498918</meta:creation-date>
    <meta:editing-duration>PT9H57M7S</meta:editing-duration>
    <meta:editing-cycles>3</meta:editing-cycles>
    <meta:generator>LibreOffice/6.0.7.3$Linux_X86_64 LibreOffice_project/00m0$Build-3</meta:generator>
    <dc:date>2020-04-22T09:19:43.294642951</dc:date>
    <meta:document-statistic meta:table-count="0" meta:image-count="0" meta:object-count="0" meta:page-count="1" meta:paragraph-count="25" meta:word-count="300" meta:character-count="1768" meta:non-whitespace-character-count="1483"/>
  </office:meta>
</office:document-meta>
</file>